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swiss" style:font-pitch="variable"/>
    <style:font-face style:name="Verdana1" svg:font-family="Verdana" style:font-adornments="Bold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401cm" fo:min-width="10.168cm"/>
    </style:style>
    <style:style style:name="gr2" style:family="graphic" style:parent-style-name="standard">
      <style:graphic-properties draw:stroke="dash" draw:stroke-dash="_33__20_Dashes_20_3_20_Dots_20__28_var_29_" svg:stroke-color="#000000" draw:fill="none" draw:fill-color="#ffffff" draw:opacity="100%" draw:opacity-name="" draw:textarea-horizontal-align="left" draw:auto-grow-height="true" draw:auto-grow-width="false" fo:min-height="0.602cm" fo:min-width="0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5.846cm" fo:min-width="3.162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893cm" fo:min-width="6.044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655cm" fo:min-width="8.309cm"/>
    </style:style>
    <style:style style:name="gr6" style:family="graphic" style:parent-style-name="standard">
      <style:graphic-properties draw:stroke="dash" draw:stroke-dash="Ultrafine_20_Dashed" svg:stroke-color="#000000" draw:fill="none" draw:fill-color="#ffffff" draw:opacity="100%" draw:opacity-name="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dash" draw:stroke-dash="Ultrafine_20_2_20_Dots_20_3_20_Dashes" svg:stroke-color="#000000" draw:fill="none" draw:fill-color="#ffffff" draw:opacity="100%" draw:opacity-name="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1.127cm"/>
    </style:style>
    <style:style style:name="gr11" style:family="graphic" style:parent-style-name="objectwithoutfill">
      <style:graphic-properties draw:stroke="dash" draw:stroke-dash="Fine_20_Dashed" draw:marker-start="" draw:marker-end="Short_20_line_20_Arrow" draw:marker-end-width="0.3cm" draw:fill="none" draw:textarea-vertical-align="middle"/>
    </style:style>
    <style:style style:name="gr12" style:family="graphic" style:parent-style-name="standard">
      <style:graphic-properties draw:stroke="dash" draw:stroke-dash="Ultrafine_20_Dotted_20__28_var_29_" svg:stroke-color="#000000" draw:marker-start="Arrow" draw:fill="none" draw:fill-color="#ffffff" draw:opacity="100%" draw:opacity-name="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false" fo:min-height="0.513cm" fo:min-width="0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0.893cm" fo:min-width="6.375cm"/>
    </style:style>
    <style:style style:name="gr15" style:family="graphic" style:parent-style-name="standard">
      <style:graphic-properties draw:stroke="dash" draw:stroke-dash="Ultrafine_20_2_20_Dots_20_3_20_Dashes" svg:stroke-color="#000000" draw:fill="none" draw:fill-color="#ffffff" draw:opacity="100%" draw:opacity-name="" draw:textarea-horizontal-align="left" draw:auto-grow-height="true" draw:auto-grow-width="false" fo:min-height="0.602cm" fo:min-width="0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0.876cm" fo:min-width="4.313cm"/>
    </style:style>
    <style:style style:name="gr17" style:family="graphic" style:parent-style-name="standard">
      <style:graphic-properties draw:stroke="none" svg:stroke-color="#000000" draw:fill="none" draw:fill-color="#ffffff" fo:min-height="0.492cm"/>
    </style:style>
    <style:style style:name="gr18" style:family="graphic" style:parent-style-name="standard">
      <style:graphic-properties draw:stroke="none" svg:stroke-color="#000000" draw:fill="none" draw:fill-color="#ffffff" fo:min-height="0.669cm"/>
    </style:style>
    <style:style style:name="gr19" style:family="graphic" style:parent-style-name="standard">
      <style:graphic-properties draw:stroke="none" svg:stroke-color="#000000" draw:fill="none" draw:fill-color="#ffffff" fo:min-height="0.718cm"/>
    </style:style>
    <style:style style:name="gr20" style:family="graphic" style:parent-style-name="standard">
      <style:graphic-properties draw:stroke="none" svg:stroke-color="#000000" draw:fill="none" draw:fill-color="#ffffff" fo:min-height="0.424cm"/>
    </style:style>
    <style:style style:name="gr21" style:family="graphic" style:parent-style-name="standard">
      <style:graphic-properties draw:stroke="dash" draw:stroke-dash="Ultrafine_20_Dashed" svg:stroke-color="#000000" draw:fill="none" draw:fill-color="#ffffff" fo:min-height="0.424cm"/>
    </style:style>
    <style:style style:name="gr22" style:family="graphic" style:parent-style-name="standard">
      <style:graphic-properties draw:stroke="dash" draw:stroke-dash="Ultrafine_20_Dashed" svg:stroke-color="#000000" draw:fill="none" draw:fill-color="#ffffff" fo:min-height="0.131cm"/>
    </style:style>
    <style:style style:name="gr23" style:family="graphic" style:parent-style-name="objectwithoutfill">
      <style:graphic-properties draw:stroke="dash" draw:stroke-dash="Fine_20_Dashed" draw:marker-start="" draw:marker-end="" draw:marker-end-width="0.3cm" draw:fill="none" draw:textarea-vertical-align="middle"/>
    </style:style>
    <style:style style:name="gr24" style:family="graphic" style:parent-style-name="standard">
      <style:graphic-properties draw:stroke="none" svg:stroke-color="#000000" draw:fill="solid" draw:fill-color="#dddddd" fo:min-height="1.025cm"/>
    </style:style>
    <style:style style:name="gr25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26" style:family="graphic" style:parent-style-name="standard">
      <style:graphic-properties draw:stroke="none" svg:stroke-color="#000000" draw:fill="solid" draw:fill-color="#000000" fo:min-height="1.025cm"/>
    </style:style>
    <style:style style:name="gr27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28" style:family="graphic" style:parent-style-name="standard">
      <style:graphic-properties draw:stroke="solid" svg:stroke-color="#000000" draw:fill="solid" draw:fill-color="#ffffff" fo:min-height="0.893cm"/>
    </style:style>
    <style:style style:name="gr29" style:family="graphic" style:parent-style-name="standard">
      <style:graphic-properties draw:stroke="solid" svg:stroke-color="#000000" draw:fill="solid" draw:fill-color="#ffffff" fo:min-height="1.025cm"/>
    </style:style>
    <style:style style:name="gr30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1" style:family="graphic" style:parent-style-name="standard">
      <style:graphic-properties draw:stroke="solid" svg:stroke-color="#000000" draw:fill="solid" draw:fill-color="#ffffff" fo:min-height="0.263cm"/>
    </style:style>
    <style:style style:name="gr32" style:family="graphic" style:parent-style-name="standard">
      <style:graphic-properties draw:stroke="solid" svg:stroke-color="#666666" draw:fill="solid" draw:fill-color="#ffffff" fo:min-height="0.906cm"/>
    </style:style>
    <style:style style:name="gr3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-color="#ffffff"/>
      <style:paragraph-properties fo:text-align="center"/>
      <style:text-properties style:font-name="Verdana" fo:font-size="20pt"/>
    </style:style>
    <style:style style:name="P2" style:family="paragraph">
      <style:text-properties style:font-name="Verdana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3" style:family="paragraph">
      <loext:graphic-properties draw:fill="none" draw:fill-color="#ffffff" draw:opacity="100%"/>
      <style:text-properties style:font-name="Verdana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4" style:family="paragraph">
      <loext:graphic-properties draw:fill-color="#ffffff"/>
      <style:paragraph-properties fo:text-align="center"/>
      <style:text-properties style:font-name="Verdana"/>
    </style:style>
    <style:style style:name="P5" style:family="paragraph">
      <style:text-properties style:font-name="Verdana" fo:font-weight="bold"/>
    </style:style>
    <style:style style:name="P6" style:family="paragraph">
      <loext:graphic-properties draw:fill="none" draw:fill-color="#ffffff" draw:opacity="100%"/>
      <style:text-properties style:font-name="Verdana" fo:font-weight="bold"/>
    </style:style>
    <style:style style:name="P7" style:family="paragraph">
      <style:paragraph-properties fo:text-align="center"/>
      <style:text-properties style:font-name="Verdana" fo:font-weight="bold"/>
    </style:style>
    <style:style style:name="P8" style:family="paragraph">
      <loext:graphic-properties draw:fill="none" draw:fill-color="#ffffff"/>
      <style:paragraph-properties fo:text-align="center"/>
      <style:text-properties style:font-name="Verdana" fo:font-weight="bold"/>
    </style:style>
    <style:style style:name="P9" style:family="paragraph">
      <style:text-properties style:font-name="Verdana" fo:font-size="14pt" fo:font-weight="bold" style:font-size-asian="14pt" style:font-size-complex="14pt"/>
    </style:style>
    <style:style style:name="P10" style:family="paragraph">
      <loext:graphic-properties draw:fill="none" draw:fill-color="#ffffff" draw:opacity="100%"/>
      <style:text-properties style:font-name="Verdana" fo:font-size="14pt" fo:font-weight="bold" style:font-size-asian="14pt" style:font-size-complex="14pt"/>
    </style:style>
    <style:style style:name="P11" style:family="paragraph">
      <loext:graphic-properties draw:fill="none"/>
      <style:paragraph-properties fo:text-align="center"/>
      <style:text-properties style:font-name="Verdana"/>
    </style:style>
    <style:style style:name="P12" style:family="paragraph">
      <style:paragraph-properties fo:margin-top="0cm" fo:margin-bottom="0.102cm" fo:text-align="center" style:writing-mode="lr-tb">
        <style:tab-stops/>
      </style:paragraph-properties>
      <style:text-properties style:font-name="Verdana" fo:font-size="10pt" fo:font-style="italic" style:font-size-asian="10pt" style:font-style-asian="italic" style:font-size-complex="10pt" style:font-style-complex="italic"/>
    </style:style>
    <style:style style:name="P13" style:family="paragraph">
      <loext:graphic-properties draw:fill="none" draw:fill-color="#ffffff"/>
      <style:paragraph-properties fo:margin-top="0cm" fo:margin-bottom="0.102cm" fo:text-align="center" style:writing-mode="lr-tb">
        <style:tab-stops/>
      </style:paragraph-properties>
      <style:text-properties style:font-name="Verdana" fo:font-size="10pt" fo:font-style="italic" style:font-size-asian="10pt" style:font-style-asian="italic" style:font-size-complex="10pt" style:font-style-complex="italic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text-properties style:font-name="Verdana1" fo:font-size="20pt" fo:font-weight="bold"/>
    </style:style>
    <style:style style:name="P16" style:family="paragraph">
      <loext:graphic-properties draw:fill="none" draw:fill-color="#ffffff" draw:opacity="100%"/>
      <style:text-properties style:font-name="Verdana1" fo:font-size="20pt" fo:font-weight="bold"/>
    </style:style>
    <style:style style:name="P17" style:family="paragraph">
      <style:text-properties style:font-name="Verdana" fo:font-size="12pt" fo:font-weight="bold" style:font-size-asian="12pt" style:font-size-complex="12pt"/>
    </style:style>
    <style:style style:name="P18" style:family="paragraph">
      <loext:graphic-properties draw:fill="none" draw:fill-color="#ffffff" draw:opacity="100%"/>
      <style:text-properties style:font-name="Verdana" fo:font-size="12pt" fo:font-weight="bold" style:font-size-asian="12pt" style:font-size-complex="12pt"/>
    </style:style>
    <style:style style:name="P19" style:family="paragraph">
      <style:paragraph-properties fo:margin-top="0cm" fo:margin-bottom="0cm" fo:text-align="center" style:writing-mode="lr-tb">
        <style:tab-stops/>
      </style:paragraph-properties>
      <style:text-properties style:font-name="Verdana" fo:font-size="10pt" fo:font-style="italic" style:font-size-asian="10pt" style:font-style-asian="italic" style:font-size-complex="10pt" style:font-style-complex="italic"/>
    </style:style>
    <style:style style:name="P20" style:family="paragraph">
      <loext:graphic-properties draw:fill="none" draw:fill-color="#ffffff"/>
      <style:paragraph-properties fo:margin-top="0cm" fo:margin-bottom="0cm" fo:text-align="center" style:writing-mode="lr-tb">
        <style:tab-stops/>
      </style:paragraph-properties>
      <style:text-properties style:font-name="Verdana" fo:font-size="10pt" fo:font-style="italic" style:font-size-asian="10pt" style:font-style-asian="italic" style:font-size-complex="10pt" style:font-style-complex="italic"/>
    </style:style>
    <style:style style:name="P21" style:family="paragraph">
      <style:paragraph-properties fo:margin-top="0cm" fo:margin-bottom="0.102cm" fo:text-align="center" style:writing-mode="lr-tb">
        <style:tab-stops/>
      </style:paragraph-properties>
      <style:text-properties style:font-name="Verdana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2" style:family="paragraph">
      <loext:graphic-properties draw:fill="none" draw:fill-color="#ffffff"/>
      <style:paragraph-properties fo:margin-top="0cm" fo:margin-bottom="0.102cm" fo:text-align="center" style:writing-mode="lr-tb">
        <style:tab-stops/>
      </style:paragraph-properties>
      <style:text-properties style:font-name="Verdana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3" style:family="paragraph">
      <style:paragraph-properties fo:text-align="center"/>
    </style:style>
    <style:style style:name="P24" style:family="paragraph">
      <loext:graphic-properties draw:fill="solid" draw:fill-color="#dddddd"/>
      <style:paragraph-properties fo:text-align="center"/>
    </style:style>
    <style:style style:name="P25" style:family="paragraph">
      <style:paragraph-properties fo:text-align="center"/>
      <style:text-properties fo:font-weight="bold" style:font-weight-asian="bold" style:font-weight-complex="bold"/>
    </style:style>
    <style:style style:name="P26" style:family="paragraph">
      <loext:graphic-properties draw:fill="solid" draw:fill-color="#000000"/>
      <style:paragraph-properties fo:text-align="center"/>
      <style:text-properties fo:font-weight="bold" style:font-weight-asian="bold" style:font-weight-complex="bold"/>
    </style:style>
    <style:style style:name="P27" style:family="paragraph">
      <style:paragraph-properties fo:text-align="center"/>
      <style:text-properties fo:font-style="normal" style:font-style-asian="normal" style:font-style-complex="normal"/>
    </style:style>
    <style:style style:name="P28" style:family="paragraph">
      <loext:graphic-properties draw:fill="solid" draw:fill-color="#ffffff"/>
      <style:paragraph-properties fo:text-align="center"/>
      <style:text-properties fo:font-style="normal" style:font-style-asian="normal" style:font-style-complex="normal"/>
    </style:style>
    <style:style style:name="T1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" style:family="text">
      <style:text-properties fo:font-size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7" style:family="text">
      <style:text-properties style:font-name="Verdana" fo:font-size="12pt" fo:font-style="italic" style:font-size-asian="12pt" style:font-style-asian="italic" style:font-size-complex="12pt" style:font-style-complex="italic"/>
    </style:style>
    <style:style style:name="T8" style:family="text">
      <style:text-properties style:font-name="Verdana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9" style:family="text">
      <style:text-properties style:font-name="Verdana"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4" draw:id="id24" draw:layer="layout" svg:width="10.668cm" svg:height="1.651cm" svg:x="7.604cm" svg:y="21.153cm">
          <text:p/>
          <draw:enhanced-geometry svg:viewBox="0 0 21600 21600" draw:type="rectangle" draw:enhanced-path="M 0 0 L 21600 0 21600 21600 0 21600 0 0 Z N"/>
        </draw:custom-shape>
        <draw:frame draw:style-name="gr2" draw:text-style-name="P3" xml:id="id17" draw:id="id17" draw:layer="layout" svg:width="2.455cm" svg:height="0.852cm" svg:x="3.307cm" svg:y="12.557cm">
          <draw:text-box>
            <text:p text:style-name="P2"><text:span text:style-name="T1">Overlay</text:span></text:p>
          </draw:text-box>
        </draw:frame>
        <draw:custom-shape draw:style-name="gr3" draw:text-style-name="P1" draw:layer="layout" svg:width="3.662cm" svg:height="6.096cm" svg:x="1.402cm" svg:y="16.72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2" draw:id="id12" draw:layer="layout" svg:width="6.544cm" svg:height="1.143cm" svg:x="13.146cm" svg:y="10.28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8.809cm" svg:height="1.905cm" svg:x="8.514cm" svg:y="2.271cm">
          <text:p/>
          <draw:enhanced-geometry svg:viewBox="0 0 21600 21600" draw:type="rectangle" draw:enhanced-path="M 0 0 L 21600 0 21600 21600 0 21600 0 0 Z N"/>
        </draw:custom-shape>
        <draw:frame draw:style-name="gr6" draw:text-style-name="P6" xml:id="id1" draw:id="id1" draw:layer="layout" svg:width="1.937cm" svg:height="1.017cm" svg:x="15.144cm" svg:y="2.777cm">
          <draw:text-box>
            <text:p text:style-name="P5">GPS</text:p>
          </draw:text-box>
        </draw:frame>
        <draw:frame draw:style-name="gr7" draw:text-style-name="P8" xml:id="id6" draw:id="id6" draw:layer="layout" svg:width="3.66cm" svg:height="1.275cm" svg:x="11.28cm" svg:y="2.646cm">
          <draw:text-box>
            <text:p text:style-name="P7"><text:span text:style-name="T2">Landsat 5 TM</text:span></text:p>
            <text:p text:style-name="P7"><text:span text:style-name="T2">Imagery</text:span></text:p>
          </draw:text-box>
        </draw:frame>
        <draw:frame draw:style-name="gr8" draw:text-style-name="P10" xml:id="id2" draw:id="id2" draw:layer="layout" svg:width="2.331cm" svg:height="0.852cm" svg:x="13.258cm" svg:y="10.444cm">
          <draw:text-box>
            <text:p text:style-name="P9"><text:span text:style-name="T3">Tracks</text:span></text:p>
          </draw:text-box>
        </draw:frame>
        <draw:frame draw:style-name="gr8" draw:text-style-name="P10" xml:id="id3" draw:id="id3" draw:layer="layout" svg:width="3.829cm" svg:height="0.852cm" svg:x="15.749cm" svg:y="10.445cm">
          <draw:text-box>
            <text:p text:style-name="P9"><text:span text:style-name="T3">Coordinates</text:span></text:p>
          </draw:text-box>
        </draw:frame>
        <draw:connector draw:style-name="gr9" draw:text-style-name="P11" draw:layer="layout" draw:line-skew="2.544cm" svg:x1="16.112cm" svg:y1="3.794cm" svg:x2="14.423cm" svg:y2="10.444cm" draw:start-shape="id1" draw:start-glue-point="2" draw:end-shape="id2" svg:d="M16112 3794v5869h-1689v781" svg:viewBox="0 0 1690 6651">
          <text:p/>
        </draw:connector>
        <draw:connector draw:style-name="gr9" draw:text-style-name="P11" draw:layer="layout" draw:line-skew="2.543cm" svg:x1="16.112cm" svg:y1="3.794cm" svg:x2="17.663cm" svg:y2="10.445cm" draw:start-shape="id1" draw:start-glue-point="2" draw:end-shape="id3" draw:end-glue-point="0" svg:d="M16112 3794v5869h1551v782" svg:viewBox="0 0 1552 6652">
          <text:p/>
        </draw:connector>
        <draw:frame draw:style-name="gr10" draw:text-style-name="P13" draw:layer="layout" svg:width="4.699cm" svg:height="1.377cm" draw:transform="rotate (1.5707963267949) translate (15.538cm 9.315cm)">
          <draw:text-box>
            <text:p text:style-name="P12"><text:span text:style-name="T4">Visual verification</text:span></text:p>
            <text:p text:style-name="P12"><text:span text:style-name="T4">using Google Earth</text:span></text:p>
          </draw:text-box>
        </draw:frame>
        <draw:line draw:style-name="gr11" draw:text-style-name="P14" draw:layer="layout" svg:x1="15.901cm" svg:y1="5.027cm" svg:x2="15.901cm" svg:y2="4.27cm">
          <text:p/>
        </draw:line>
        <draw:line draw:style-name="gr11" draw:text-style-name="P14" draw:layer="layout" svg:x1="16.452cm" svg:y1="4.265cm" svg:x2="16.452cm" svg:y2="5.022cm">
          <text:p/>
        </draw:line>
        <draw:line draw:style-name="gr11" draw:text-style-name="P14" draw:layer="layout" svg:x1="15.877cm" svg:y1="9.616cm" svg:x2="15.877cm" svg:y2="8.859cm">
          <text:p/>
        </draw:line>
        <draw:line draw:style-name="gr11" draw:text-style-name="P14" draw:layer="layout" svg:x1="16.428cm" svg:y1="8.854cm" svg:x2="16.428cm" svg:y2="9.611cm">
          <text:p/>
        </draw:line>
        <draw:frame draw:style-name="gr12" draw:text-style-name="P16" xml:id="id8" draw:id="id8" draw:layer="layout" svg:width="9.405cm" svg:height="1.106cm" svg:x="8.99cm" svg:y="13.573cm">
          <draw:text-box>
            <text:p text:style-name="P15">ArcGIS for Desktop 10</text:p>
          </draw:text-box>
        </draw:frame>
        <draw:frame draw:style-name="gr13" draw:text-style-name="P8" xml:id="id4" draw:id="id4" draw:layer="layout" svg:width="2.174cm" svg:height="1.275cm" svg:x="8.895cm" svg:y="2.646cm">
          <draw:text-box>
            <text:p text:style-name="P7"><text:span text:style-name="T2">Google Earth</text:span></text:p>
          </draw:text-box>
        </draw:frame>
        <draw:custom-shape draw:style-name="gr14" draw:text-style-name="P1" xml:id="id18" draw:id="id18" draw:layer="layout" svg:width="6.875cm" svg:height="1.143cm" svg:x="1.102cm" svg:y="10.288cm">
          <text:p/>
          <draw:enhanced-geometry svg:viewBox="0 0 21600 21600" draw:type="rectangle" draw:enhanced-path="M 0 0 L 21600 0 21600 21600 0 21600 0 0 Z N"/>
        </draw:custom-shape>
        <draw:frame draw:style-name="gr15" draw:text-style-name="P10" xml:id="id5" draw:id="id5" draw:layer="layout" svg:width="6.556cm" svg:height="0.852cm" svg:x="1.233cm" svg:y="10.445cm">
          <draw:text-box>
            <text:p text:style-name="P9"><text:span text:style-name="T3">Georeferenced Image</text:span></text:p>
          </draw:text-box>
        </draw:frame>
        <draw:custom-shape draw:style-name="gr16" draw:text-style-name="P1" xml:id="id16" draw:id="id16" draw:layer="layout" svg:width="4.813cm" svg:height="1.126cm" svg:x="8.146cm" svg:y="10.288cm">
          <text:p/>
          <draw:enhanced-geometry svg:viewBox="0 0 21600 21600" draw:type="rectangle" draw:enhanced-path="M 0 0 L 21600 0 21600 21600 0 21600 0 0 Z N"/>
        </draw:custom-shape>
        <draw:frame draw:style-name="gr8" draw:text-style-name="P18" xml:id="id7" draw:id="id7" draw:layer="layout" svg:width="4.549cm" svg:height="0.763cm" svg:x="8.265cm" svg:y="10.478cm">
          <draw:text-box>
            <text:p text:style-name="P17"><text:span text:style-name="T5">Multiband Image</text:span></text:p>
          </draw:text-box>
        </draw:frame>
        <draw:connector draw:style-name="gr9" draw:text-style-name="P14" draw:layer="layout" draw:type="line" svg:x1="9.982cm" svg:y1="3.921cm" svg:x2="4.511cm" svg:y2="10.445cm" draw:start-shape="id4" draw:start-glue-point="2" draw:end-shape="id5" draw:end-glue-point="0" svg:d="M9982 3921l-5471 6524" svg:viewBox="0 0 5472 6525">
          <text:p/>
        </draw:connector>
        <draw:connector draw:style-name="gr9" draw:text-style-name="P14" draw:layer="layout" draw:type="line" svg:x1="13.11cm" svg:y1="3.921cm" svg:x2="10.539cm" svg:y2="10.478cm" draw:start-shape="id6" draw:start-glue-point="2" draw:end-shape="id7" draw:end-glue-point="0" svg:d="M13110 3921l-2571 6557" svg:viewBox="0 0 2572 6558">
          <text:p/>
        </draw:connector>
        <draw:frame draw:style-name="gr17" draw:text-style-name="P13" draw:layer="layout" svg:width="1.778cm" svg:height="0.742cm" svg:x="12.832cm" svg:y="11.668cm">
          <draw:text-box>
            <text:p text:style-name="P12"><text:span text:style-name="T4">Editing</text:span></text:p>
          </draw:text-box>
        </draw:frame>
        <draw:frame draw:style-name="gr18" draw:text-style-name="P20" draw:layer="layout" svg:width="6.191cm" svg:height="1.097cm" draw:transform="rotate (0.890117918517108) translate (4.834cm 9.276cm)">
          <draw:text-box>
            <text:p text:style-name="P19"><text:span text:style-name="T4">Georeferencing in ArcMap with tic marks from Google Earth</text:span></text:p>
          </draw:text-box>
        </draw:frame>
        <draw:frame draw:style-name="gr19" draw:text-style-name="P13" draw:layer="layout" svg:width="4.699cm" svg:height="1.097cm" draw:transform="rotate (1.22173047639603) translate (10.657cm 8.754cm)">
          <draw:text-box>
            <text:p text:style-name="P12"><text:span text:style-name="T4">Layer stacking in ArcMap</text:span></text:p>
          </draw:text-box>
        </draw:frame>
        <draw:frame draw:style-name="gr20" draw:text-style-name="P13" xml:id="id9" draw:id="id9" draw:layer="layout" svg:width="4.445cm" svg:height="0.674cm" svg:x="3.307cm" svg:y="15.74cm">
          <draw:text-box>
            <text:p text:style-name="P12"><text:span text:style-name="T4">On-screen digitization</text:span></text:p>
          </draw:text-box>
        </draw:frame>
        <draw:frame draw:style-name="gr21" draw:text-style-name="P13" xml:id="id10" draw:id="id10" draw:layer="layout" svg:width="2.667cm" svg:height="0.674cm" svg:x="1.529cm" svg:y="17.318cm">
          <draw:text-box>
            <text:p text:style-name="P12"><text:span text:style-name="T4">Settlements</text:span></text:p>
          </draw:text-box>
        </draw:frame>
        <draw:frame draw:style-name="gr21" draw:text-style-name="P13" xml:id="id11" draw:id="id11" draw:layer="layout" svg:width="2.794cm" svg:height="0.674cm" svg:x="1.529cm" svg:y="18.261cm">
          <draw:text-box>
            <text:p text:style-name="P12"><text:span text:style-name="T4">Waterbodies</text:span></text:p>
          </draw:text-box>
        </draw:frame>
        <draw:frame draw:style-name="gr21" draw:text-style-name="P13" xml:id="id13" draw:id="id13" draw:layer="layout" svg:width="2.553cm" svg:height="0.674cm" svg:x="1.529cm" svg:y="19.203cm">
          <draw:text-box>
            <text:p text:style-name="P12"><text:span text:style-name="T4">Waterways</text:span></text:p>
          </draw:text-box>
        </draw:frame>
        <draw:frame draw:style-name="gr21" draw:text-style-name="P13" xml:id="id15" draw:id="id15" draw:layer="layout" svg:width="1.651cm" svg:height="0.674cm" svg:x="1.529cm" svg:y="20.119cm">
          <draw:text-box>
            <text:p text:style-name="P12"><text:span text:style-name="T4">Roads</text:span></text:p>
          </draw:text-box>
        </draw:frame>
        <draw:frame draw:style-name="gr21" draw:text-style-name="P13" draw:layer="layout" svg:width="2.536cm" svg:height="0.674cm" svg:x="1.533cm" svg:y="21.909cm">
          <draw:text-box>
            <text:p text:style-name="P12"><text:span text:style-name="T4">Landmarks</text:span></text:p>
          </draw:text-box>
        </draw:frame>
        <draw:frame draw:style-name="gr22" draw:text-style-name="P13" draw:layer="layout" svg:width="3.302cm" svg:height="0.674cm" svg:x="1.529cm" svg:y="21.02cm">
          <draw:text-box>
            <text:p text:style-name="P12"><text:span text:style-name="T4">Health Facilities</text:span></text:p>
          </draw:text-box>
        </draw:frame>
        <draw:frame draw:style-name="gr20" draw:text-style-name="P22" draw:layer="layout" svg:width="2.435cm" svg:height="0.674cm" svg:x="1.508cm" svg:y="16.69cm">
          <draw:text-box>
            <text:p text:style-name="P21"><text:span text:style-name="T6">Base Map</text:span></text:p>
          </draw:text-box>
        </draw:frame>
        <draw:connector draw:style-name="gr9" draw:text-style-name="P11" draw:layer="layout" draw:line-skew="-0.24cm" svg:x1="13.692cm" svg:y1="14.679cm" svg:x2="5.529cm" svg:y2="15.74cm" draw:start-shape="id8" draw:start-glue-point="2" draw:end-shape="id9" svg:d="M13692 14679v291h-8163v770" svg:viewBox="0 0 8164 1062">
          <text:p/>
        </draw:connector>
        <draw:connector draw:style-name="gr9" draw:text-style-name="P11" draw:layer="layout" svg:x1="5.529cm" svg:y1="16.414cm" svg:x2="4.196cm" svg:y2="17.655cm" draw:start-shape="id9" draw:start-glue-point="2" draw:end-shape="id10" draw:end-glue-point="1" svg:d="M5529 16414v1241h-1333" svg:viewBox="0 0 1334 1242">
          <text:p/>
        </draw:connector>
        <draw:connector draw:style-name="gr9" draw:text-style-name="P11" draw:layer="layout" svg:x1="5.529cm" svg:y1="16.414cm" svg:x2="4.323cm" svg:y2="18.598cm" draw:start-shape="id9" draw:start-glue-point="2" draw:end-shape="id11" draw:end-glue-point="1" svg:d="M5529 16414v2184h-1206" svg:viewBox="0 0 1207 2185">
          <text:p/>
        </draw:connector>
        <draw:connector draw:style-name="gr23" draw:text-style-name="P14" draw:layer="layout" svg:x1="16.418cm" svg:y1="11.431cm" svg:x2="13.692cm" svg:y2="13.573cm" draw:start-shape="id12" draw:start-glue-point="2" draw:end-shape="id8" draw:end-glue-point="0" svg:d="M16418 11431v1071h-2726v1071" svg:viewBox="0 0 2727 2143">
          <text:p/>
        </draw:connector>
        <draw:frame draw:style-name="gr24" draw:text-style-name="P24" xml:id="id14" draw:id="id14" draw:layer="layout" svg:width="2.54cm" svg:height="1.275cm" svg:x="7.395cm" svg:y="17.425cm">
          <draw:text-box>
            <text:p text:style-name="P23"><text:span text:style-name="T7">Network Database</text:span></text:p>
          </draw:text-box>
        </draw:frame>
        <draw:connector draw:style-name="gr25" draw:text-style-name="P14" draw:layer="layout" draw:type="curve" svg:x1="4.082cm" svg:y1="19.54cm" svg:x2="7.395cm" svg:y2="18.062cm" draw:start-shape="id13" draw:start-glue-point="1" draw:end-shape="id14" draw:end-glue-point="3" svg:d="M4082 19540c2485 0 829-1478 3313-1478" svg:viewBox="0 0 3314 1479">
          <text:p/>
        </draw:connector>
        <draw:connector draw:style-name="gr25" draw:text-style-name="P14" draw:layer="layout" draw:type="curve" svg:x1="3.18cm" svg:y1="20.456cm" svg:x2="7.395cm" svg:y2="18.062cm" draw:start-shape="id15" draw:start-glue-point="1" draw:end-shape="id14" draw:end-glue-point="3" svg:d="M3180 20456c3162 0 1055-2394 4215-2394" svg:viewBox="0 0 4216 2395">
          <text:p/>
        </draw:connector>
        <draw:connector draw:style-name="gr23" draw:text-style-name="P14" draw:layer="layout" svg:x1="10.552cm" svg:y1="11.414cm" svg:x2="4.534cm" svg:y2="12.557cm" draw:start-shape="id16" draw:start-glue-point="2" draw:end-shape="id17" svg:d="M10552 11414v572h-6018v571" svg:viewBox="0 0 6019 1144">
          <text:p/>
        </draw:connector>
        <draw:connector draw:style-name="gr23" draw:text-style-name="P14" draw:layer="layout" svg:x1="4.539cm" svg:y1="11.431cm" svg:x2="4.534cm" svg:y2="12.558cm" draw:start-shape="id18" svg:d="M4539 11431v814h-5v313" svg:viewBox="0 0 6 1128">
          <text:p/>
        </draw:connector>
        <draw:connector draw:style-name="gr9" draw:text-style-name="P11" draw:layer="layout" svg:x1="4.534cm" svg:y1="13.409cm" svg:x2="8.99cm" svg:y2="14.126cm" draw:start-shape="id17" draw:start-glue-point="2" draw:end-shape="id8" draw:end-glue-point="3" svg:d="M4534 13409v717h4456" svg:viewBox="0 0 4457 718">
          <text:p/>
        </draw:connector>
        <draw:frame draw:style-name="gr24" draw:text-style-name="P24" xml:id="id19" draw:id="id19" draw:layer="layout" svg:width="3.048cm" svg:height="1.275cm" svg:x="15.732cm" svg:y="17.415cm">
          <draw:text-box>
            <text:p text:style-name="P23"><text:span text:style-name="T7">Travel Time Algorithm</text:span></text:p>
          </draw:text-box>
        </draw:frame>
        <draw:connector draw:style-name="gr9" draw:text-style-name="P11" draw:layer="layout" draw:line-skew="0.516cm" svg:x1="17.081cm" svg:y1="3.285cm" svg:x2="18.78cm" svg:y2="18.052cm" draw:start-shape="id1" draw:start-glue-point="1" draw:end-shape="id19" draw:end-glue-point="1" svg:d="M17081 3285h2715v14767h-1016" svg:viewBox="0 0 2716 14768">
          <text:p/>
        </draw:connector>
        <draw:frame draw:style-name="gr26" draw:text-style-name="P26" xml:id="id20" draw:id="id20" draw:layer="layout" svg:width="2.667cm" svg:height="1.275cm" svg:x="11.541cm" svg:y="16.137cm">
          <draw:text-box>
            <text:p text:style-name="P25"><text:span text:style-name="T8">Network Analysis</text:span></text:p>
          </draw:text-box>
        </draw:frame>
        <draw:connector draw:style-name="gr9" draw:text-style-name="P11" draw:layer="layout" svg:x1="8.665cm" svg:y1="17.425cm" svg:x2="11.541cm" svg:y2="16.774cm" draw:start-shape="id14" draw:start-glue-point="0" draw:end-shape="id20" draw:end-glue-point="3" svg:d="M8665 17425v-651h2876" svg:viewBox="0 0 2877 652">
          <text:p/>
        </draw:connector>
        <draw:connector draw:style-name="gr9" draw:text-style-name="P11" draw:layer="layout" svg:x1="17.256cm" svg:y1="17.415cm" svg:x2="14.208cm" svg:y2="16.774cm" draw:start-shape="id19" draw:start-glue-point="0" draw:end-shape="id20" draw:end-glue-point="1" svg:d="M17256 17415v-641h-3048" svg:viewBox="0 0 3049 642">
          <text:p/>
        </draw:connector>
        <draw:connector draw:style-name="gr27" draw:text-style-name="P14" draw:layer="layout" svg:x1="13.692cm" svg:y1="14.679cm" svg:x2="12.874cm" svg:y2="16.137cm" draw:start-shape="id8" draw:start-glue-point="2" draw:end-shape="id20" draw:end-glue-point="0" svg:d="M13692 14679v730h-818v728" svg:viewBox="0 0 819 1459">
          <text:p/>
        </draw:connector>
        <draw:frame draw:style-name="gr28" draw:text-style-name="P28" xml:id="id21" draw:id="id21" draw:layer="layout" svg:width="3.556cm" svg:height="1.275cm" svg:x="7.823cm" svg:y="21.32cm">
          <draw:text-box>
            <text:p text:style-name="P27"><text:span text:style-name="T9">Health Facility Catchment</text:span></text:p>
          </draw:text-box>
        </draw:frame>
        <draw:frame draw:style-name="gr29" draw:text-style-name="P28" xml:id="id22" draw:id="id22" draw:layer="layout" svg:width="4.191cm" svg:height="1.275cm" svg:x="13.868cm" svg:y="21.342cm">
          <draw:text-box>
            <text:p text:style-name="P27"><text:span text:style-name="T9">Transport Routes &amp; Network</text:span></text:p>
          </draw:text-box>
        </draw:frame>
        <draw:connector draw:style-name="gr30" draw:text-style-name="P14" draw:layer="layout" draw:line-skew="0.938cm" svg:x1="12.874cm" svg:y1="17.412cm" svg:x2="9.601cm" svg:y2="21.32cm" draw:start-shape="id20" draw:start-glue-point="2" draw:end-shape="id21" draw:end-glue-point="0" svg:d="M12874 17412v2892h-3273v1016" svg:viewBox="0 0 3274 3909">
          <text:p/>
        </draw:connector>
        <draw:connector draw:style-name="gr30" draw:text-style-name="P14" draw:layer="layout" draw:line-skew="0.927cm" svg:x1="12.874cm" svg:y1="17.412cm" svg:x2="15.963cm" svg:y2="21.342cm" draw:start-shape="id20" draw:start-glue-point="2" draw:end-shape="id22" draw:end-glue-point="0" svg:d="M12874 17412v2892h3089v1038" svg:viewBox="0 0 3090 3931">
          <text:p/>
        </draw:connector>
        <draw:frame draw:style-name="gr20" draw:text-style-name="P22" draw:layer="layout" svg:width="2.062cm" svg:height="0.674cm" draw:transform="rotate (1.5707963267949) translate (12.996cm 19.915cm)">
          <draw:text-box>
            <text:p text:style-name="P21"><text:span text:style-name="T6">Output</text:span></text:p>
          </draw:text-box>
        </draw:frame>
        <draw:frame draw:style-name="gr31" draw:text-style-name="P28" xml:id="id23" draw:id="id23" draw:layer="layout" svg:width="2.032cm" svg:height="0.763cm" svg:x="11.588cm" svg:y="21.573cm">
          <draw:text-box>
            <text:p text:style-name="P27"><text:span text:style-name="T9">Maps</text:span></text:p>
          </draw:text-box>
        </draw:frame>
        <draw:connector draw:style-name="gr30" draw:text-style-name="P14" draw:layer="layout" svg:x1="12.874cm" svg:y1="17.412cm" svg:x2="12.604cm" svg:y2="21.573cm" draw:start-shape="id20" draw:start-glue-point="2" draw:end-shape="id23" draw:end-glue-point="0" svg:d="M12874 17412v2080h-270v2081" svg:viewBox="0 0 271 4162">
          <text:p/>
        </draw:connector>
        <draw:frame draw:style-name="gr32" draw:text-style-name="P28" xml:id="id25" draw:id="id25" draw:layer="layout" svg:width="4.699cm" svg:height="1.275cm" svg:x="10.945cm" svg:y="24.001cm">
          <draw:text-box>
            <text:p text:style-name="P27"><text:span text:style-name="T9">Integrated in 24/7</text:span></text:p>
            <text:p text:style-name="P27"><text:span text:style-name="T9">Call-in-Centre</text:span></text:p>
          </draw:text-box>
        </draw:frame>
        <draw:connector draw:style-name="gr33" draw:text-style-name="P14" draw:layer="layout" svg:x1="12.938cm" svg:y1="22.804cm" svg:x2="13.294cm" svg:y2="24.001cm" draw:start-shape="id24" draw:start-glue-point="2" draw:end-shape="id25" draw:end-glue-point="0" svg:d="M12938 22804v598h356v599" svg:viewBox="0 0 357 119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swiss" style:font-pitch="variable"/>
    <style:font-face style:name="Verdana1" svg:font-family="Verdana" style:font-adornments="Bold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_33__20_Dashes_20_3_20_Dots_20__28_var_29_" draw:display-name="3 Dashes 3 Dots (var)" draw:style="rect" draw:dots1="3" draw:dots1-length="197%" draw:dots2="3" draw:distance="100%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bn" style:country-complex="BD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ohammad Rafiqul Haider</meta:initial-creator>
    <meta:creation-date>2016-03-06T10:47:02.436000000</meta:creation-date>
    <dc:date>2016-03-06T16:51:56.492000000</dc:date>
    <dc:creator>Mohammad Rafiqul Haider</dc:creator>
    <meta:editing-duration>PT1H21M</meta:editing-duration>
    <meta:editing-cycles>3</meta:editing-cycles>
    <meta:generator>LibreOffice/5.0.5.2$Windows_x86 LibreOffice_project/55b006a02d247b5f7215fc6ea0fde844b30035b3</meta:generator>
    <meta:document-statistic meta:object-count="60"/>
  </office:meta>
</office:document-meta>
</file>